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Good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3741666666667cm"/>
    </style:style>
    <style:style style:name="co6" style:family="table-column">
      <style:table-column-properties fo:break-before="auto" style:column-width="3.143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style-name="ce3"/>
          <table:table-cell table:number-columns-repeated="2" table:style-name="ce5"/>
          <table:table-cell table:number-columns-repeated="2" table:style-name="ce6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3"/>
          <table:table-cell office:value-type="string" table:style-name="ce4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4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16376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jude moore</meta:initial-creator>
    <dc:creator>Moore, Evelyn</dc:creator>
    <meta:creation-date>2023-03-09T19:46:12Z</meta:creation-date>
    <dc:date>2024-06-11T14:44:58Z</dc:date>
  </office:meta>
</office:document-meta>
</file>